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rayInclude-500" table:style-name="ta1">
        <table:shapes>
          <draw:frame draw:z-index="0" draw:style-name="gr1" draw:text-style-name="P1" svg:width="9.0559in" svg:height="5.2496in" svg:x="0.4657in" svg:y="0.0417in">
            <draw:object draw:notify-on-update-of-ranges="'arrayInclude-500'.A1:'arrayInclude-500'.A1 'arrayInclude-500'.A2:'arrayInclude-500'.A103 'arrayInclude-500'.B1:'arrayInclude-500'.B1 'arrayInclude-500'.B2:'arrayInclude-50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5.68" calcext:value-type="float">
            <text:p>5.68</text:p>
          </table:table-cell>
          <table:table-cell office:value-type="float" office:value="1648427512714" calcext:value-type="float">
            <text:p>1648427512714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.68" calcext:value-type="float">
            <text:p>5.68</text:p>
          </table:table-cell>
          <table:table-cell office:value-type="float" office:value="1648427513217" calcext:value-type="float">
            <text:p>164842751321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7513232" calcext:value-type="float">
            <text:p>164842751323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7513718" calcext:value-type="float">
            <text:p>1648427513718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7513730" calcext:value-type="float">
            <text:p>1648427513730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7514225" calcext:value-type="float">
            <text:p>1648427514225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4247" calcext:value-type="float">
            <text:p>1648427514247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4720" calcext:value-type="float">
            <text:p>1648427514720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4739" calcext:value-type="float">
            <text:p>164842751473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5220" calcext:value-type="float">
            <text:p>1648427515220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5240" calcext:value-type="float">
            <text:p>1648427515240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5721" calcext:value-type="float">
            <text:p>1648427515721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5740" calcext:value-type="float">
            <text:p>164842751574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6222" calcext:value-type="float">
            <text:p>164842751622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6242" calcext:value-type="float">
            <text:p>164842751624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6723" calcext:value-type="float">
            <text:p>1648427516723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6743" calcext:value-type="float">
            <text:p>1648427516743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7223" calcext:value-type="float">
            <text:p>1648427517223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7242" calcext:value-type="float">
            <text:p>1648427517242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7724" calcext:value-type="float">
            <text:p>1648427517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7742" calcext:value-type="float">
            <text:p>1648427517742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8225" calcext:value-type="float">
            <text:p>1648427518225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8245" calcext:value-type="float">
            <text:p>1648427518245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8726" calcext:value-type="float">
            <text:p>1648427518726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8745" calcext:value-type="float">
            <text:p>1648427518745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9226" calcext:value-type="float">
            <text:p>1648427519226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9246" calcext:value-type="float">
            <text:p>1648427519246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9728" calcext:value-type="float">
            <text:p>164842751972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19747" calcext:value-type="float">
            <text:p>1648427519747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0228" calcext:value-type="float">
            <text:p>1648427520228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0246" calcext:value-type="float">
            <text:p>1648427520246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0728" calcext:value-type="float">
            <text:p>1648427520728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0747" calcext:value-type="float">
            <text:p>1648427520747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1229" calcext:value-type="float">
            <text:p>1648427521229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1243" calcext:value-type="float">
            <text:p>1648427521243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1729" calcext:value-type="float">
            <text:p>1648427521729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1748" calcext:value-type="float">
            <text:p>1648427521748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2231" calcext:value-type="float">
            <text:p>1648427522231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2249" calcext:value-type="float">
            <text:p>1648427522249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2731" calcext:value-type="float">
            <text:p>1648427522731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2751" calcext:value-type="float">
            <text:p>1648427522751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3231" calcext:value-type="float">
            <text:p>1648427523231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3250" calcext:value-type="float">
            <text:p>1648427523250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3732" calcext:value-type="float">
            <text:p>164842752373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3751" calcext:value-type="float">
            <text:p>1648427523751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4232" calcext:value-type="float">
            <text:p>1648427524232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4251" calcext:value-type="float">
            <text:p>1648427524251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4732" calcext:value-type="float">
            <text:p>1648427524732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4753" calcext:value-type="float">
            <text:p>1648427524753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5234" calcext:value-type="float">
            <text:p>164842752523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5253" calcext:value-type="float">
            <text:p>1648427525253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5734" calcext:value-type="float">
            <text:p>1648427525734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5753" calcext:value-type="float">
            <text:p>1648427525753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6235" calcext:value-type="float">
            <text:p>1648427526235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6254" calcext:value-type="float">
            <text:p>1648427526254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6736" calcext:value-type="float">
            <text:p>1648427526736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6754" calcext:value-type="float">
            <text:p>1648427526754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7236" calcext:value-type="float">
            <text:p>1648427527236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7245" calcext:value-type="float">
            <text:p>1648427527245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7736" calcext:value-type="float">
            <text:p>1648427527736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7755" calcext:value-type="float">
            <text:p>164842752775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8236" calcext:value-type="float">
            <text:p>1648427528236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8255" calcext:value-type="float">
            <text:p>1648427528255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8736" calcext:value-type="float">
            <text:p>1648427528736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8755" calcext:value-type="float">
            <text:p>1648427528755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9236" calcext:value-type="float">
            <text:p>1648427529236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9254" calcext:value-type="float">
            <text:p>1648427529254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9736" calcext:value-type="float">
            <text:p>1648427529736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29755" calcext:value-type="float">
            <text:p>164842752975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0237" calcext:value-type="float">
            <text:p>164842753023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0255" calcext:value-type="float">
            <text:p>1648427530255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0737" calcext:value-type="float">
            <text:p>1648427530737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0757" calcext:value-type="float">
            <text:p>1648427530757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1239" calcext:value-type="float">
            <text:p>1648427531239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1258" calcext:value-type="float">
            <text:p>1648427531258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1740" calcext:value-type="float">
            <text:p>1648427531740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1759" calcext:value-type="float">
            <text:p>1648427531759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2240" calcext:value-type="float">
            <text:p>1648427532240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2258" calcext:value-type="float">
            <text:p>1648427532258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2741" calcext:value-type="float">
            <text:p>1648427532741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2760" calcext:value-type="float">
            <text:p>164842753276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3241" calcext:value-type="float">
            <text:p>1648427533241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3248" calcext:value-type="float">
            <text:p>1648427533248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3742" calcext:value-type="float">
            <text:p>1648427533742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3762" calcext:value-type="float">
            <text:p>1648427533762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4242" calcext:value-type="float">
            <text:p>1648427534242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4260" calcext:value-type="float">
            <text:p>1648427534260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4743" calcext:value-type="float">
            <text:p>1648427534743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4762" calcext:value-type="float">
            <text:p>1648427534762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5244" calcext:value-type="float">
            <text:p>164842753524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5264" calcext:value-type="float">
            <text:p>1648427535264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5745" calcext:value-type="float">
            <text:p>164842753574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5764" calcext:value-type="float">
            <text:p>1648427535764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6245" calcext:value-type="float">
            <text:p>1648427536245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6264" calcext:value-type="float">
            <text:p>1648427536264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6746" calcext:value-type="float">
            <text:p>1648427536746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6753" calcext:value-type="float">
            <text:p>1648427536753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7246" calcext:value-type="float">
            <text:p>1648427537246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7267" calcext:value-type="float">
            <text:p>1648427537267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7746" calcext:value-type="float">
            <text:p>1648427537746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7766" calcext:value-type="float">
            <text:p>1648427537766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537766" calcext:value-type="float">
            <text:p>1648427537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1:34:41.331939166</dc:date>
    <meta:editing-duration>PT33S</meta:editing-duration>
    <meta:editing-cycles>1</meta:editing-cycles>
    <meta:generator>LibreOffice/6.4.7.2$Linux_X86_64 LibreOffice_project/40$Build-2</meta:generator>
    <meta:document-statistic meta:table-count="1" meta:cell-count="3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03cm" svg:height="13.335cm" xlink:href=".." xlink:type="simple" chart:class="chart:line" chart:style-name="ch1">
        <chart:legend chart:legend-position="end" svg:x="20.892cm" svg:y="6.119cm" style:legend-expansion="high" chart:style-name="ch2"/>
        <chart:plot-area chart:style-name="ch3" table:cell-range-address="'arrayInclude-500'.A1:'arrayInclude-500'.B103" chart:data-source-has-labels="row" svg:x="0.46cm" svg:y="0.266cm" svg:width="19.972cm" svg:height="12.803cm">
          <chartooo:coordinate-region svg:x="0.896cm" svg:y="0.387cm" svg:width="19.536cm" svg:height="11.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rrayInclude-500'.A2:'arrayInclude-500'.A103" chart:label-cell-address="'arrayInclude-500'.A1:'arrayInclude-500'.A1" chart:class="chart:line">
            <chart:data-point chart:repeated="102"/>
          </chart:series>
          <chart:series chart:style-name="ch7" chart:values-cell-range-address="'arrayInclude-500'.B2:'arrayInclude-500'.B103" chart:label-cell-address="'arrayInclude-500'.B1:'arrayInclude-50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arrayInclude-500'.A1:'arrayInclude-500'.A1</svg:desc>
                </draw:g>
              </table:table-cell>
              <table:table-cell office:value-type="string">
                <text:p> total</text:p>
                <draw:g>
                  <svg:desc>'arrayInclude-500'.B1:'arrayInclude-5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4">
                <text:p>2.74</text:p>
                <draw:g>
                  <svg:desc>'arrayInclude-500'.A2:'arrayInclude-500'.A103</svg:desc>
                </draw:g>
              </table:table-cell>
              <table:table-cell office:value-type="float" office:value="5.68">
                <text:p>5.68</text:p>
                <draw:g>
                  <svg:desc>'arrayInclude-500'.B2:'arrayInclude-50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">
                <text:p>2.77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1">
                <text:p>3.2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1">
                <text:p>3.2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3">
                <text:p>3.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4">
                <text:p>3.0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9">
                <text:p>3.5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5">
                <text:p>4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5">
                <text:p>4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4">
                <text:p>2.7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5">
                <text:p>2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3">
                <text:p>3.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6">
                <text:p>3.8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6">
                <text:p>3.8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4">
                <text:p>4.4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5">
                <text:p>4.4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1">
                <text:p>3.0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">
                <text:p>3.5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7">
                <text:p>3.5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2">
                <text:p>4.1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3">
                <text:p>4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1">
                <text:p>2.7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2">
                <text:p>2.7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">
                <text:p>3.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1">
                <text:p>3.3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6">
                <text:p>3.8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">
                <text:p>3.8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45">
                <text:p>4.4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5">
                <text:p>4.4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1">
                <text:p>3.0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2">
                <text:p>3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7">
                <text:p>3.5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7">
                <text:p>3.5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6">
                <text:p>4.1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6">
                <text:p>4.1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75">
                <text:p>2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5">
                <text:p>2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1">
                <text:p>3.3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1">
                <text:p>3.3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6">
                <text:p>3.8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7">
                <text:p>3.8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42">
                <text:p>4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3">
                <text:p>4.4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8">
                <text:p>2.9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9">
                <text:p>2.9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4">
                <text:p>3.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5">
                <text:p>3.5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3">
                <text:p>4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14">
                <text:p>4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2">
                <text:p>2.7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3">
                <text:p>2.7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8">
                <text:p>3.2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8">
                <text:p>3.2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4">
                <text:p>3.8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4">
                <text:p>3.8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9">
                <text:p>4.3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4">
                <text:p>4.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8">
                <text:p>2.9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9">
                <text:p>2.9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7">
                <text:p>3.5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8">
                <text:p>3.5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3">
                <text:p>4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4">
                <text:p>4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69">
                <text:p>4.6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7">
                <text:p>4.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5">
                <text:p>3.2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26">
                <text:p>3.2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1">
                <text:p>3.8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1">
                <text:p>3.8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37">
                <text:p>4.3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">
                <text:p>4.3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93">
                <text:p>2.9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3">
                <text:p>2.9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2">
                <text:p>3.5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2">
                <text:p>3.5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7">
                <text:p>4.0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8">
                <text:p>4.0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">
                <text:p>4.6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7">
                <text:p>4.6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22">
                <text:p>3.2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23">
                <text:p>3.2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8">
                <text:p>3.7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9">
                <text:p>3.7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4">
                <text:p>4.3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4">
                <text:p>4.3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9">
                <text:p>2.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91">
                <text:p>2.9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6">
                <text:p>3.4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6">
                <text:p>3.4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02">
                <text:p>4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2">
                <text:p>4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7">
                <text:p>4.5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8">
                <text:p>4.5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3">
                <text:p>3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4">
                <text:p>3.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69">
                <text:p>3.6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69">
                <text:p>3.69</text:p>
              </table:table-cell>
              <table:table-cell office:value-type="float" office:value="7.98">
                <text:p>7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